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Arial2" svg:font-family="Arial" style:font-family-generic="roman"/>
    <style:font-face style:name="Arial Unicode MS" svg:font-family="'Arial Unicode MS'" style:font-family-generic="roman"/>
    <style:font-face style:name="Lohit Hindi" svg:font-family="'Lohit Hindi'" style:font-family-generic="roman"/>
    <style:font-face style:name="DejaVu Sans Mono" svg:font-family="'DejaVu Sans Mono'" style:font-family-generic="modern" style:font-pitch="fixed"/>
    <style:font-face style:name="Lohit Hindi3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2pt" style:font-size-asian="12pt" style:font-size-complex="12pt"/>
    </style:style>
    <style:style style:name="P2" style:family="paragraph" style:parent-style-name="Text_20_body">
      <style:text-properties style:font-name="Arial" fo:font-size="12pt" officeooo:paragraph-rsid="00185a86" style:font-size-asian="12pt" style:font-size-complex="12pt"/>
    </style:style>
    <style:style style:name="P3" style:family="paragraph" style:parent-style-name="Text_20_body">
      <style:text-properties style:font-name="Arial" fo:font-size="12pt" officeooo:rsid="00185a86" officeooo:paragraph-rsid="00185a86" style:font-size-asian="12pt" style:font-size-complex="12pt"/>
    </style:style>
    <style:style style:name="P4" style:family="paragraph" style:parent-style-name="Text_20_body">
      <style:text-properties style:font-name="Arial" fo:font-size="12pt" officeooo:rsid="00185a86" officeooo:paragraph-rsid="001a9d5d" style:font-size-asian="12pt" style:font-size-complex="12pt"/>
    </style:style>
    <style:style style:name="P5" style:family="paragraph" style:parent-style-name="Text_20_body">
      <style:text-properties style:font-name="Arial" fo:font-size="12pt" officeooo:rsid="001d8675" officeooo:paragraph-rsid="001d8675" style:font-size-asian="12pt" style:font-size-complex="12pt"/>
    </style:style>
    <style:style style:name="P6" style:family="paragraph" style:parent-style-name="Text_20_body">
      <style:text-properties style:font-name="Arial" fo:font-size="12pt" officeooo:rsid="001d8675" officeooo:paragraph-rsid="001dad98" style:font-size-asian="12pt" style:font-size-complex="12pt"/>
    </style:style>
    <style:style style:name="P7" style:family="paragraph" style:parent-style-name="Text_20_body">
      <style:text-properties style:font-name="Arial" fo:font-size="12pt" officeooo:paragraph-rsid="00289a27" style:font-size-asian="12pt" style:font-size-complex="12pt"/>
    </style:style>
    <style:style style:name="P8" style:family="paragraph" style:parent-style-name="Text_20_body">
      <style:text-properties style:font-name="Arial" fo:font-size="12pt" officeooo:rsid="001dad98" officeooo:paragraph-rsid="002977f9" style:font-size-asian="12pt" style:font-size-complex="12pt"/>
    </style:style>
    <style:style style:name="P9" style:family="paragraph" style:parent-style-name="Text_20_body">
      <style:text-properties officeooo:rsid="001d8675" officeooo:paragraph-rsid="001dad98"/>
    </style:style>
    <style:style style:name="P10" style:family="paragraph" style:parent-style-name="Text_20_body">
      <style:text-properties officeooo:rsid="001dad98" officeooo:paragraph-rsid="001dad98"/>
    </style:style>
    <style:style style:name="P11" style:family="paragraph" style:parent-style-name="Text_20_body">
      <style:text-properties officeooo:rsid="002504df" officeooo:paragraph-rsid="002504df"/>
    </style:style>
    <style:style style:name="P12" style:family="paragraph" style:parent-style-name="Text_20_body">
      <style:text-properties officeooo:paragraph-rsid="002504df"/>
    </style:style>
    <style:style style:name="P13" style:family="paragraph" style:parent-style-name="Text_20_body">
      <style:text-properties officeooo:paragraph-rsid="002977f9"/>
    </style:style>
    <style:style style:name="P14" style:family="paragraph" style:parent-style-name="Text_20_body">
      <style:text-properties fo:font-size="12pt" officeooo:rsid="001d40b6" style:font-size-asian="12pt" style:font-size-complex="12pt"/>
    </style:style>
    <style:style style:name="P15" style:family="paragraph" style:parent-style-name="Text_20_body">
      <style:text-properties style:font-name="Arial" fo:font-size="12pt" style:font-size-asian="12pt" style:font-size-complex="12pt"/>
    </style:style>
    <style:style style:name="P16" style:family="paragraph" style:parent-style-name="Text_20_body">
      <style:text-properties style:font-name="Arial" fo:font-size="12pt" officeooo:rsid="002b3b45" officeooo:paragraph-rsid="002cc570" style:font-size-asian="12pt" style:font-size-complex="12pt"/>
    </style:style>
    <style:style style:name="P17" style:family="paragraph" style:parent-style-name="Text_20_body">
      <style:text-properties style:font-name="Arial" fo:font-size="12pt" officeooo:rsid="001fda48" officeooo:paragraph-rsid="0020769b" style:font-size-asian="12pt" style:font-size-complex="12pt"/>
    </style:style>
    <style:style style:name="P18" style:family="paragraph" style:parent-style-name="Text_20_body">
      <style:text-properties style:font-name="Arial" fo:font-size="12pt" officeooo:rsid="001fda48" officeooo:paragraph-rsid="002cc570" style:font-size-asian="12pt" style:font-size-complex="12pt"/>
    </style:style>
    <style:style style:name="P19" style:family="paragraph" style:parent-style-name="Text_20_body">
      <style:text-properties style:font-name="Arial" fo:font-size="12pt" officeooo:rsid="001d8675" officeooo:paragraph-rsid="0020769b" style:font-size-asian="12pt" style:font-size-complex="12pt"/>
    </style:style>
    <style:style style:name="P20" style:family="paragraph" style:parent-style-name="Text_20_body">
      <style:text-properties style:font-name="Arial" fo:font-size="12pt" officeooo:rsid="001d8675" officeooo:paragraph-rsid="001dad98" style:font-size-asian="12pt" style:font-size-complex="12pt"/>
    </style:style>
    <style:style style:name="P21" style:family="paragraph" style:parent-style-name="Text_20_body">
      <style:text-properties style:font-name="Arial" fo:font-size="12pt" officeooo:rsid="001d8675" officeooo:paragraph-rsid="002e5d06" style:font-size-asian="12pt" style:font-size-complex="12pt"/>
    </style:style>
    <style:style style:name="P22" style:family="paragraph" style:parent-style-name="Text_20_body">
      <style:text-properties style:font-name="Arial" fo:font-size="12pt" officeooo:rsid="002cc570" officeooo:paragraph-rsid="002cc570" style:font-size-asian="12pt" style:font-size-complex="12pt"/>
    </style:style>
    <style:style style:name="P23" style:family="paragraph" style:parent-style-name="Text_20_body">
      <style:text-properties style:font-name="Arial" fo:font-size="12pt" officeooo:rsid="002e5d06" officeooo:paragraph-rsid="002e5d06" style:font-size-asian="12pt" style:font-size-complex="12pt"/>
    </style:style>
    <style:style style:name="P24" style:family="paragraph" style:parent-style-name="Text_20_body">
      <style:text-properties style:font-name="Arial" fo:font-size="12pt" officeooo:rsid="002fa14f" officeooo:paragraph-rsid="002fa14f" style:font-size-asian="12pt" style:font-size-complex="12pt"/>
    </style:style>
    <style:style style:name="P25" style:family="paragraph" style:parent-style-name="Text_20_body">
      <style:text-properties officeooo:rsid="002cc570" officeooo:paragraph-rsid="002cc570"/>
    </style:style>
    <style:style style:name="P26" style:family="paragraph" style:parent-style-name="Text_20_body">
      <style:text-properties officeooo:paragraph-rsid="002cc570"/>
    </style:style>
    <style:style style:name="P27" style:family="paragraph" style:parent-style-name="Text_20_body">
      <style:text-properties style:font-name="DejaVu Sans Mono" officeooo:rsid="002cc570" officeooo:paragraph-rsid="002cc570"/>
    </style:style>
    <style:style style:name="P28" style:family="paragraph" style:parent-style-name="Heading_20_1">
      <style:text-properties style:font-name="Arial2"/>
    </style:style>
    <style:style style:name="P29" style:family="paragraph" style:parent-style-name="Heading_20_2">
      <style:text-properties style:font-name="Arial2"/>
    </style:style>
    <style:style style:name="P30" style:family="paragraph" style:parent-style-name="Heading_20_2">
      <style:text-properties officeooo:rsid="002187ea" officeooo:paragraph-rsid="002187ea"/>
    </style:style>
    <style:style style:name="P31" style:family="paragraph" style:parent-style-name="Heading_20_3">
      <style:text-properties style:font-name="Arial2"/>
    </style:style>
    <style:style style:name="P32" style:family="paragraph" style:parent-style-name="Heading_20_3">
      <style:text-properties officeooo:rsid="002cc570" officeooo:paragraph-rsid="002cc570"/>
    </style:style>
    <style:style style:name="T1" style:family="text">
      <style:text-properties style:font-name="Arial2"/>
    </style:style>
    <style:style style:name="T2" style:family="text">
      <style:text-properties style:font-name="Arial2" fo:font-size="12pt" style:font-size-asian="12pt" style:font-size-complex="12pt"/>
    </style:style>
    <style:style style:name="T3" style:family="text">
      <style:text-properties style:font-name="Arial2" officeooo:rsid="00152396"/>
    </style:style>
    <style:style style:name="T4" style:family="text">
      <style:text-properties style:font-name="Arial2" officeooo:rsid="0015341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d40b6" style:font-size-asian="12pt" style:font-size-complex="12pt"/>
    </style:style>
    <style:style style:name="T7" style:family="text">
      <style:text-properties fo:font-size="12pt" officeooo:rsid="002cc570" style:font-size-asian="12pt" style:font-size-complex="12pt"/>
    </style:style>
    <style:style style:name="T8" style:family="text">
      <style:text-properties style:font-name="Arial"/>
    </style:style>
    <style:style style:name="T9" style:family="text">
      <style:text-properties style:font-name="Arial" fo:font-size="12pt" style:font-size-asian="12pt" style:font-size-complex="12pt"/>
    </style:style>
    <style:style style:name="T10" style:family="text">
      <style:text-properties style:font-name="Arial" officeooo:rsid="0015341d"/>
    </style:style>
    <style:style style:name="T11" style:family="text">
      <style:text-properties style:font-name="Arial" officeooo:rsid="00257173"/>
    </style:style>
    <style:style style:name="T12" style:family="text">
      <style:text-properties officeooo:rsid="00185a86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9921f" style:font-weight-asian="bold" style:font-weight-complex="bold"/>
    </style:style>
    <style:style style:name="T15" style:family="text">
      <style:text-properties fo:font-weight="bold" officeooo:rsid="002cc570" style:font-weight-asian="bold" style:font-weight-complex="bold"/>
    </style:style>
    <style:style style:name="T16" style:family="text">
      <style:text-properties fo:font-weight="bold" officeooo:rsid="001bee01" style:font-weight-asian="bold" style:font-weight-complex="bold"/>
    </style:style>
    <style:style style:name="T17" style:family="text">
      <style:text-properties fo:font-weight="bold" officeooo:rsid="001fda48" style:font-weight-asian="bold" style:font-weight-complex="bold"/>
    </style:style>
    <style:style style:name="T18" style:family="text">
      <style:text-properties fo:font-weight="bold" officeooo:rsid="002e5d06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18f989"/>
    </style:style>
    <style:style style:name="T21" style:family="text">
      <style:text-properties officeooo:rsid="001bee01"/>
    </style:style>
    <style:style style:name="T22" style:family="text">
      <style:text-properties officeooo:rsid="001fda48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cc570" style:font-weight-asian="normal" style:font-weight-complex="normal"/>
    </style:style>
    <style:style style:name="T25" style:family="text">
      <style:text-properties fo:font-weight="normal" officeooo:rsid="001d40b6" style:font-weight-asian="normal" style:font-weight-complex="normal"/>
    </style:style>
    <style:style style:name="T26" style:family="text">
      <style:text-properties officeooo:rsid="002524ff"/>
    </style:style>
    <style:style style:name="T27" style:family="text">
      <style:text-properties officeooo:rsid="002b3b45"/>
    </style:style>
    <style:style style:name="T28" style:family="text">
      <style:text-properties officeooo:rsid="002cc570"/>
    </style:style>
    <style:style style:name="T29" style:family="text">
      <style:text-properties style:font-name="DejaVu Sans Mono"/>
    </style:style>
    <style:style style:name="T30" style:family="text">
      <style:text-properties style:font-name="DejaVu Sans Mono" fo:font-weight="normal" style:font-weight-asian="normal" style:font-weight-complex="normal"/>
    </style:style>
    <style:style style:name="T31" style:family="text">
      <style:text-properties officeooo:rsid="001d8675"/>
    </style:style>
    <style:style style:name="T32" style:family="text">
      <style:text-properties style:font-name="Arial"/>
    </style:style>
    <style:style style:name="T33" style:family="text">
      <style:text-properties style:font-name="Arial" officeooo:rsid="002e5d06"/>
    </style:style>
    <style:style style:name="T34" style:family="text">
      <style:text-properties officeooo:rsid="002e5d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Styling Maps Using CartoCSS</text:h>
      <text:p text:style-name="Standard"/>
      <text:p text:style-name="Text_20_body"><text:span text:style-name="T3">With CartoCSS you style a layer by setting</text:span><text:span text:style-name="T1"> properties </text:span><text:span text:style-name="T3">on a </text:span><text:span text:style-name="T1">layer's features. </text:span><text:span text:style-name="T3">You do this by writing a series of statements. </text:span><text:span text:style-name="T4">A statement takes the following form</text:span><text:span text:style-name="T1">:</text:span></text:p>
      <text:p text:style-name="Text_20_body"><text:span text:style-name="Teletype"><text:span text:style-name="T26">selector</text:span></text:span><text:span text:style-name="Teletype"> {</text:span></text:p>
      <text:p text:style-name="Text_20_body"><text:span text:style-name="Teletype"><text:tab/>property: value;</text:span></text:p>
      <text:p text:style-name="Text_20_body"><text:span text:style-name="Teletype">}</text:span></text:p>
      <text:p text:style-name="Text_20_body"><text:span text:style-name="Teletype"><text:span text:style-name="T11">Us</text:span></text:span><text:span text:style-name="Teletype"><text:span text:style-name="T10">e as many property-value pairs in a statement as is necessary.</text:span></text:span></text:p>
      <text:p text:style-name="Text_20_body"><text:span text:style-name="Teletype"><text:span text:style-name="T8"/></text:span></text:p>
      <text:h text:style-name="P29" text:outline-level="2">Common properties</text:h>
      <text:h text:style-name="P31" text:outline-level="3">Markers (points)</text:h>
      <text:p text:style-name="Text_20_body"><text:span text:style-name="Teletype"><text:span text:style-name="T5">marker-fill<text:tab/><text:tab/><text:tab/></text:span></text:span><text:span text:style-name="T2">inner part's color (color string)</text:span></text:p>
      <text:p text:style-name="Text_20_body"><text:span text:style-name="Teletype"><text:span text:style-name="T5">marker-fill-opacity</text:span></text:span><text:tab/><text:tab/><text:span text:style-name="T9">inner part's opacity (0 to 1, lower is less visible)</text:span></text:p>
      <text:p text:style-name="P1"><text:span text:style-name="Teletype">marker-line-color</text:span><text:tab/><text:tab/>outer part's color</text:p>
      <text:p text:style-name="P1"><text:span text:style-name="Teletype">marker-line-opacity</text:span><text:tab/><text:tab/>outer part's opacity</text:p>
      <text:p text:style-name="P1"><text:span text:style-name="Teletype">marker-height</text:span><text:tab/><text:tab/><text:tab/>height (number, pixels)</text:p>
      <text:p text:style-name="P1"><text:span text:style-name="Teletype">marker-width</text:span><text:tab/><text:tab/><text:tab/>width (number, pixels)</text:p>
      <text:p text:style-name="P1"><text:span text:style-name="Teletype">marker-allow-overlap</text:span><text:tab/>draw all markers, even if they'll overlap (true/false)</text:p>
      <text:h text:style-name="Heading_20_3" text:outline-level="3">Lines</text:h>
      <text:p text:style-name="P1"><text:span text:style-name="Teletype">line-color</text:span><text:tab/><text:tab/><text:tab/>color of line (color string)</text:p>
      <text:p text:style-name="P1"><text:span text:style-name="Teletype">line-width</text:span><text:tab/><text:tab/><text:tab/>width of line (number, pixels)</text:p>
      <text:p text:style-name="P1"><text:span text:style-name="Teletype">line-opacity</text:span><text:tab/><text:tab/><text:tab/>opacity of line (see marker-fill-opacity)</text:p>
      <text:h text:style-name="Heading_20_3" text:outline-level="3">Polygons</text:h>
      <text:p text:style-name="P1"><text:span text:style-name="Teletype">polygon-fill</text:span><text:tab/><text:tab/><text:tab/>color of inside of polygon</text:p>
      <text:p text:style-name="P1"><text:span text:style-name="Teletype">polygon-opacity</text:span><text:tab/><text:tab/>opacity of inside of polygon</text:p>
      <text:p text:style-name="P1"/>
      <text:p text:style-name="P1"><text:span text:style-name="T27">(</text:span>Style the outside of polygons using <text:span text:style-name="Teletype">line-*</text:span> properties.<text:span text:style-name="T27">)</text:span></text:p>
      <text:p text:style-name="P1"/>
      <text:p text:style-name="P16">See all properties in the official documentation: <text:span text:style-name="T15">http://bit.ly/cartocss-docs</text:span></text:p>
      <text:p text:style-name="P1"/>
      <text:h text:style-name="Heading_20_2" text:outline-level="2"><text:soft-page-break/>Advanced selectors</text:h>
      <text:h text:style-name="P32" text:outline-level="3">Selectors</text:h>
      <text:p text:style-name="P25">You need to select a layer in order to style the features on that layer. In CartoDB, this is just the name of the table you are styling, followed by <text:span text:style-name="T30">#</text:span><text:span text:style-name="T23">. So if you uploaded a table called </text:span><text:span text:style-name="T30">mysecretlocations</text:span><text:span text:style-name="T23">, you could give all the markers on that layer a width of 3 using this statement:</text:span></text:p>
      <text:p text:style-name="P25"><text:span text:style-name="T23"><text:tab/></text:span><text:span text:style-name="T30">#mysecretlocations {</text:span></text:p>
      <text:p text:style-name="P27"><text:span text:style-name="T23"><text:tab/><text:tab/>marker-width: 3;</text:span></text:p>
      <text:p text:style-name="P27"><text:span text:style-name="T23"><text:tab/>}</text:span></text:p>
      <text:h text:style-name="Heading_20_3" text:outline-level="3">Conditional selectors</text:h>
      <text:p text:style-name="P2"><text:span text:style-name="T12">S</text:span>tyle by <text:span text:style-name="T12">the </text:span><text:span text:style-name="T13">zoom level</text:span> <text:span text:style-name="T12">of the map</text:span>:</text:p>
      <text:p text:style-name="P2"><text:span text:style-name="Teletype">#layer-name[zoom &gt;= 5] { ... }</text:span></text:p>
      <text:p text:style-name="P2"/>
      <text:p text:style-name="P1">Style features <text:span text:style-name="T21">by their </text:span><text:span text:style-name="T16">attributes</text:span>:</text:p>
      <text:p text:style-name="P1"><text:span text:style-name="Teletype"><text:tab/>#layer-name[attribute = value] { ... }</text:span></text:p>
      <text:p text:style-name="P14">for example, <text:span text:style-name="T28">if the attribute (column in CartoDB) is text</text:span>:</text:p>
      <text:p text:style-name="P13"><text:span text:style-name="Teletype"><text:span text:style-name="T6"><text:tab/>#buildings[state = 'New York'] { ... }</text:span></text:span></text:p>
      <text:p text:style-name="P25">If the column is a number:</text:p>
      <text:p text:style-name="P26"><text:tab/><text:span text:style-name="Teletype"><text:span text:style-name="T6">#buildings[</text:span></text:span><text:span text:style-name="Teletype"><text:span text:style-name="T7">height &gt; 50</text:span></text:span><text:span text:style-name="Teletype"><text:span text:style-name="T6">] { ... }</text:span></text:span></text:p>
      <text:p text:style-name="P13"><text:span text:style-name="Teletype"><text:span text:style-name="T6"/></text:span></text:p>
      <text:p text:style-name="P8"><text:span text:style-name="T28">Use </text:span>any of the following <text:span text:style-name="T28">in your conditional selectors</text:span>:</text:p>
      <text:p text:style-name="P7"><text:span text:style-name="Teletype"><text:span text:style-name="T20"><text:tab/>=</text:span></text:span><text:span text:style-name="T20"> (equal),</text:span></text:p>
      <text:p text:style-name="P7"><text:span text:style-name="Teletype"><text:span text:style-name="T20"><text:tab/>!=</text:span></text:span><text:span text:style-name="T20"> (not equal),</text:span></text:p>
      <text:p text:style-name="P7"><text:span text:style-name="Teletype"><text:span text:style-name="T20"><text:tab/>&gt;=</text:span></text:span><text:span text:style-name="T20"> (greater than or equal),</text:span></text:p>
      <text:p text:style-name="P7"><text:span text:style-name="Teletype"><text:span text:style-name="T20"><text:tab/>&lt;=</text:span></text:span><text:span text:style-name="T20"> (less than or equal),</text:span></text:p>
      <text:p text:style-name="P7"><text:span text:style-name="Teletype"><text:span text:style-name="T20"><text:tab/>&gt;</text:span></text:span><text:span text:style-name="T20"> (greater than),</text:span></text:p>
      <text:p text:style-name="P7"><text:span text:style-name="Teletype"><text:span text:style-name="T20"><text:tab/>&lt;</text:span></text:span><text:span text:style-name="T20"> (less than)</text:span></text:p>
      <text:h text:style-name="Heading_20_3" text:outline-level="3">Combining selectors</text:h>
      <text:p text:style-name="P1">You can <text:span text:style-name="T13">combine </text:span><text:span text:style-name="T17">conditional selectors</text:span><text:span text:style-name="T22"> by putting them right next to each other</text:span>:</text:p>
      <text:p text:style-name="P1"><text:span text:style-name="Teletype"><text:tab/>#layer-name[attr1 = value1][attr2 &gt; value2] { ... }</text:span></text:p>
      <text:p text:style-name="P17">This statement will only apply to features where <text:span text:style-name="T14">all</text:span><text:span text:style-name="T23"> conditions are true. You can combine as many conditions as needed in this way. </text:span><text:span text:style-name="T24">For example, to style buildings in New York over 50 feet tall, you might write:</text:span></text:p>
      <text:p text:style-name="P18"><text:span text:style-name="T24"><text:tab/></text:span><text:span text:style-name="Teletype"><text:span text:style-name="T25">#buildings[state = 'New York']</text:span></text:span><text:span text:style-name="Teletype"><text:span text:style-name="T24">[height &gt; 50]</text:span></text:span><text:span text:style-name="Teletype"><text:span text:style-name="T25"> { ... }</text:span></text:span></text:p>
      <text:p text:style-name="P19"><text:soft-page-break/></text:p>
      <text:p text:style-name="P22">If you find yourself writing things like this to apply styles when one condition or the other is true ( <text:span text:style-name="Teletype"><text:span text:style-name="T31">attr1 = value1 </text:span></text:span><text:span text:style-name="Teletype"><text:span text:style-name="T8">OR</text:span></text:span><text:span text:style-name="Teletype"> </text:span><text:span text:style-name="Teletype"><text:span text:style-name="T31">attr2 &gt; value2</text:span></text:span><text:span text:style-name="Teletype"><text:span text:style-name="T8">):</text:span></text:span></text:p>
      <text:p text:style-name="P5"><text:span text:style-name="Teletype"><text:tab/>#layer-name[attr1 = value1] {</text:span></text:p>
      <text:p text:style-name="P5"><text:span text:style-name="Teletype"><text:tab/><text:tab/>property: value;</text:span></text:p>
      <text:p text:style-name="P5"><text:span text:style-name="Teletype"><text:tab/>}</text:span></text:p>
      <text:p text:style-name="P5"><text:span text:style-name="Teletype"><text:tab/>#layer-name[attr2 &gt; value2] {</text:span></text:p>
      <text:p text:style-name="P5"><text:span text:style-name="Teletype"><text:tab/><text:tab/>property: value;</text:span></text:p>
      <text:p text:style-name="P5"><text:span text:style-name="Teletype"><text:tab/>}</text:span></text:p>
      <text:p text:style-name="P9"><text:span text:style-name="T28">consider </text:span>separat<text:span text:style-name="T28">ing</text:span> the selectors with a comma:</text:p>
      <text:p text:style-name="P6"><text:span text:style-name="Teletype"><text:tab/>#layer-name[attr1 = value1],</text:span></text:p>
      <text:p text:style-name="P6"><text:span text:style-name="Teletype"><text:tab/>#layer-name[attr2 &gt; value2] {</text:span></text:p>
      <text:p text:style-name="P6"><text:span text:style-name="Teletype"><text:tab/><text:tab/>property: value;</text:span></text:p>
      <text:p text:style-name="P6"><text:span text:style-name="Teletype"><text:tab/>}</text:span></text:p>
      <text:p text:style-name="P21"><text:span text:style-name="Teletype"><text:span text:style-name="T33">This does the same thing, but you don't have to repeat the styles (</text:span></text:span><text:span text:style-name="Teletype"><text:span text:style-name="T34">property: value</text:span></text:span><text:span text:style-name="Teletype"><text:span text:style-name="T33">) and if you have to change it later it will be faster.</text:span></text:span></text:p>
      <text:p text:style-name="P10"><text:span text:style-name="T34">Finally, you can </text:span><text:span text:style-name="T18">nest statements</text:span><text:span text:style-name="T34">. This says the same thing as the statement above</text:span>:</text:p>
      <text:p text:style-name="P5"><text:span text:style-name="Teletype"><text:tab/>#layer-name {</text:span></text:p>
      <text:p text:style-name="P5"><text:span text:style-name="Teletype"><text:tab/><text:tab/>[attr1 = value1],</text:span></text:p>
      <text:p text:style-name="P5"><text:span text:style-name="Teletype"><text:tab/><text:tab/>[attr2 &gt; value2] {</text:span></text:p>
      <text:p text:style-name="P5"><text:span text:style-name="Teletype"><text:tab/><text:tab/><text:tab/>property: value;</text:span></text:p>
      <text:p text:style-name="P5"><text:span text:style-name="Teletype"><text:tab/><text:tab/>}</text:span></text:p>
      <text:p text:style-name="P5"><text:span text:style-name="Teletype"><text:tab/>}</text:span></text:p>
      <text:p text:style-name="P1"/>
      <text:p text:style-name="P23">Let's make this more concrete:</text:p>
      <text:p text:style-name="P23"><text:tab/><text:span text:style-name="Teletype"><text:span text:style-name="T25">#buildings </text:span></text:span><text:span text:style-name="Teletype"><text:span text:style-name="T23">{</text:span></text:span></text:p>
      <text:p text:style-name="P23"><text:span text:style-name="Teletype"><text:span text:style-name="T25"><text:tab/><text:tab/>[state = 'New York'],</text:span></text:span></text:p>
      <text:p text:style-name="P23"><text:span text:style-name="Teletype"><text:span text:style-name="T25"><text:tab/><text:tab/></text:span></text:span><text:span text:style-name="Teletype"><text:span text:style-name="T24">[height &gt; 50]</text:span></text:span><text:span text:style-name="Teletype"><text:span text:style-name="T25"> {</text:span></text:span></text:p>
      <text:p text:style-name="P23"><text:span text:style-name="Teletype"><text:span text:style-name="T25"><text:tab/><text:tab/><text:tab/></text:span></text:span><text:span text:style-name="Teletype"><text:span text:style-name="T23">marker-fill: red;</text:span></text:span></text:p>
      <text:p text:style-name="P23"><text:span text:style-name="Teletype"><text:span text:style-name="T25"><text:tab/><text:tab/></text:span></text:span><text:span text:style-name="Teletype"><text:span text:style-name="T23">}</text:span></text:span></text:p>
      <text:p text:style-name="P23"><text:span text:style-name="Teletype"><text:span text:style-name="T23"><text:tab/>}</text:span></text:span></text:p>
      <text:p text:style-name="P24">This styles features in the <text:span text:style-name="T30">buildings</text:span> layer that either have <text:span text:style-name="T29">state</text:span> set to New York or <text:span text:style-name="T29">height</text:span> greater than 50 such that their marker fill is red.</text:p>
      <text:p text:style-name="P1"/>
      <text:p text:style-name="P1">You will likely use multiple statements on one map:</text:p>
      <text:p text:style-name="P1"><text:soft-page-break/><text:span text:style-name="Teletype"><text:tab/>#layer-name[zoom &gt;= 5] { ... }</text:span></text:p>
      <text:p text:style-name="P1"><text:span text:style-name="Teletype"><text:tab/>#layer-name[zoom &gt;= 10] { ... }</text:span></text:p>
      <text:p text:style-name="Text_20_body"><text:span text:style-name="Teletype"><text:span text:style-name="T5"><text:tab/>#layer-name[zoom &gt;= 15] { ... }</text:span></text:span></text:p>
      <text:p text:style-name="P3">but it is equivalent and preferred that these statements are <text:span text:style-name="T19">nested</text:span>:</text:p>
      <text:p text:style-name="P2"><text:span text:style-name="Teletype"><text:tab/>#layer-name </text:span><text:span text:style-name="Teletype"><text:span text:style-name="T12">{</text:span></text:span></text:p>
      <text:p text:style-name="P2"><text:span text:style-name="Teletype"><text:tab/><text:tab/>[zoom &gt;= 5] { ... }</text:span></text:p>
      <text:p text:style-name="P2"><text:span text:style-name="Teletype"><text:tab/><text:tab/>[zoom &gt;= 10] { ... }</text:span></text:p>
      <text:p text:style-name="P3"><text:span text:style-name="Teletype"><text:tab/><text:tab/>[zoom &gt;= 15] { ... }</text:span></text:p>
      <text:p text:style-name="P3"><text:span text:style-name="Teletype"><text:tab/>}</text:span></text:p>
      <text:p text:style-name="P4"/>
      <text:h text:style-name="P30" text:outline-level="2">Variables</text:h>
      <text:p text:style-name="P11">Sometimes you will find yourself repeating values in your statements. Your statements can be made more flexible using variables. Creating a variable looks like this:</text:p>
      <text:p text:style-name="P11"><text:tab/><text:span text:style-name="Teletype">@variable: value;</text:span></text:p>
      <text:p text:style-name="P11">for example:</text:p>
      <text:p text:style-name="P11"><text:tab/><text:span text:style-name="Teletype">@roadcolor: #ff307a;</text:span></text:p>
      <text:p text:style-name="P12"/>
      <text:p text:style-name="P11">Then, instead of using the value in your statements, use <text:span text:style-name="Teletype">@variable</text:span>. For example:</text:p>
      <text:p text:style-name="P11"><text:tab/><text:span text:style-name="Teletype">#roads {</text:span></text:p>
      <text:p text:style-name="P11"><text:span text:style-name="Teletype"><text:tab/><text:tab/>line-color: @roadcolor;</text:span></text:p>
      <text:p text:style-name="P11"><text:span text:style-name="Teletype"><text:tab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Arial2" svg:font-family="Arial" style:font-family-generic="roman"/>
    <style:font-face style:name="Arial Unicode MS" svg:font-family="'Arial Unicode MS'" style:font-family-generic="roman"/>
    <style:font-face style:name="Lohit Hindi" svg:font-family="'Lohit Hindi'" style:font-family-generic="roman"/>
    <style:font-face style:name="DejaVu Sans Mono" svg:font-family="'DejaVu Sans Mono'" style:font-family-generic="modern" style:font-pitch="fixed"/>
    <style:font-face style:name="Lohit Hindi3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rial1" fo:font-family="Arial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style:contextual-spacing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Arial3" style:font-family-complex="Arial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style:contextual-spacing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style:contextual-spacing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orphans="2" fo:widows="2" fo:text-indent="-0.2362in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3" style:font-family-complex="Arial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3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font-name="Arial Unicode MS" fo:font-family="'Arial Unicode MS'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3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3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3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orphans="2" fo:widows="2" fo:text-indent="-0.2362in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Arial3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3" style:font-family-complex="'Lohit Hindi'" style:font-family-generic-complex="modern" style:font-pitch-complex="fixed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3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4-02-12T12:26:04.475282301</meta:creation-date>
    <dc:date>2014-10-04T15:13:56.676812052</dc:date>
    <dc:creator>Eric Brelsford</dc:creator>
    <meta:editing-duration>PT12H12M58S</meta:editing-duration>
    <meta:editing-cycles>30</meta:editing-cycles>
    <meta:generator>LibreOffice/4.2.6.3$Linux_X86_64 LibreOffice_project/420m0$Build-3</meta:generator>
    <meta:document-statistic meta:table-count="0" meta:image-count="0" meta:object-count="0" meta:page-count="4" meta:paragraph-count="98" meta:word-count="628" meta:character-count="3829" meta:non-whitespace-character-count="3213"/>
  </office:meta>
</office:document-meta>
</file>